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1" svg:font-family="Wingdings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 style:master-page-name="First_20_Page">
      <style:paragraph-properties fo:text-align="center" style:justify-single-word="false" style:page-number="auto"/>
    </style:style>
    <style:style style:name="P5" style:family="paragraph" style:parent-style-name="Standard">
      <style:paragraph-properties fo:margin-left="0.75in" fo:margin-right="0.4in" fo:text-indent="0in" style:auto-text-indent="false"/>
    </style:style>
    <style:style style:name="P6" style:family="paragraph" style:parent-style-name="Standard">
      <style:paragraph-properties fo:margin-left="0.5in" fo:margin-right="0.4in" fo:text-indent="0in" style:auto-text-indent="false"/>
    </style:style>
    <style:style style:name="P7" style:family="paragraph" style:parent-style-name="Standard">
      <style:paragraph-properties fo:margin-left="0in" fo:margin-right="0.4in" fo:text-indent="0.5in" style:auto-text-indent="false"/>
    </style:style>
    <style:style style:name="P8" style:family="paragraph" style:parent-style-name="List_20_Paragraph" style:list-style-name="WWNum11"/>
    <style:style style:name="P9" style:family="paragraph" style:parent-style-name="List_20_Paragraph" style:list-style-name="WWNum9"/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Wingdings1" fo:font-size="12pt" fo:font-weight="bold" style:font-name-asian="Wingdings2" style:font-size-asian="12pt" style:font-weight-asian="bold" style:font-name-complex="Wingdings2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le R Gibson</text:span></text:p>
      <text:p text:style-name="P1"><text:span text:style-name="T1">PO Box 898, 1671 McDaniel Road, Pilot Mountain, North Carolina 27041</text:span></text:p>
      <text:p text:style-name="P1"><text:span text:style-name="T1">Home (336) 351-4474 </text:span><text:span text:style-name="T3"></text:span><text:span text:style-name="T1"> Cell (336) 529-4498 </text:span><text:span text:style-name="T3"></text:span><text:span text:style-name="T1"> <text:s/>colergibson@gmail.com</text:span></text:p>
      <text:section text:style-name="Sect1" text:name="TextSection">
        <text:p text:style-name="Standard"><draw:rect text:anchor-type="as-char" svg:y="0in" draw:z-index="0" draw:style-name="gr1" draw:text-style-name="P10" svg:width="0.0012in" svg:height="0.0213in"><text:p/></draw:rect></text:p>
        <text:p text:style-name="Standard"><text:span text:style-name="T1">OBJECTIVE</text:span></text:p>
        <text:p text:style-name="Standard"><text:span text:style-name="T2">Seeking a position within a University environment that will further my career path in Library Science. <text:s/></text:span></text:p>
        <text:p text:style-name="P2"><text:bookmark text:name="_GoBack"/></text:p>
        <text:p text:style-name="Standard"><text:span text:style-name="T1">EDUCATION</text:span></text:p>
        <text:p text:style-name="Standard"><text:span text:style-name="T1">High Point University,</text:span><text:span text:style-name="T2"> High Point, North Carolina <text:tab/><text:tab/> <text:s text:c="19"/>December 2014</text:span></text:p>
        <text:list xml:id="list7110925521746637554" text:style-name="WWNum11">
          <text:list-item>
            <text:p text:style-name="P8"><text:span text:style-name="T2">Bachelor of Arts in English Literature </text:span></text:p>
          </text:list-item>
          <text:list-item>
            <text:p text:style-name="P8"><text:span text:style-name="T2">Minor in History</text:span></text:p>
          </text:list-item>
        </text:list>
        <text:p text:style-name="Standard"><text:span text:style-name="T1">East Surry High School,</text:span><text:span text:style-name="T2"> Pilot Mountain, North Carolina <text:s text:c="8"/>August 2007- May 2011</text:span></text:p>
        <text:p text:style-name="P2"/>
        <text:p text:style-name="Standard"><text:span text:style-name="T1">HONORS</text:span></text:p>
        <text:p text:style-name="Standard"><text:span text:style-name="T2">Dean’s List High Point University 2011-2014</text:span></text:p>
        <text:p text:style-name="Standard"><text:span text:style-name="T2">Presidential Fellowship Recipient 2011-2014</text:span></text:p>
        <text:p text:style-name="Standard"><text:span text:style-name="T2">Member of Sigma Tau Delta English Honor Society</text:span></text:p>
        <text:p text:style-name="Standard"><text:span text:style-name="T2">Member of Phi Alpha Theta History Honor Society</text:span></text:p>
        <text:p text:style-name="Standard"><text:span text:style-name="T2">Recipient of John Phillip Sousa Band Award 2011</text:span></text:p>
        <text:p text:style-name="Standard"><text:span text:style-name="T2">National Honor Society 2008-2011</text:span></text:p>
        <text:p text:style-name="P2"/>
        <text:p text:style-name="Standard"><text:span text:style-name="T1">EMPLOYMENT</text:span></text:p>
        <text:p text:style-name="Standard"><text:span text:style-name="T1">High Point University, </text:span><text:span text:style-name="T2">High Point, North Carolina</text:span></text:p>
        <text:list xml:id="list3825213229590612807" text:style-name="WWNum9">
          <text:list-item>
            <text:p text:style-name="P9"><text:span text:style-name="T2">Independent Musician<text:tab/><text:tab/><text:tab/><text:tab/><text:tab/> <text:s text:c="9"/>August 2014- Present</text:span></text:p>
          </text:list-item>
        </text:list>
        <text:p text:style-name="P5"><text:span text:style-name="T2">Assisted the High Point University Music Department with instrumental performances.</text:span></text:p>
        <text:list xml:id="list165658135438587" text:continue-numbering="true" text:style-name="WWNum9">
          <text:list-item>
            <text:p text:style-name="P9"><text:span text:style-name="T2">Interlibrary Loan Assistant <text:tab/><text:tab/><text:tab/> <text:s text:c="9"/>August 2013-December 2014</text:span></text:p>
          </text:list-item>
        </text:list>
        <text:p text:style-name="P5"><text:span text:style-name="T2">Assisted High Point University Libraries in receiving and completing incoming loan requests as well as sending out patron requests.</text:span></text:p>
        <text:list xml:id="list165657073442654" text:continue-numbering="true" text:style-name="WWNum9">
          <text:list-item>
            <text:p text:style-name="P9"><text:span text:style-name="T2">Page <text:tab/><text:tab/><text:tab/><text:tab/><text:tab/><text:tab/><text:tab/> <text:s text:c="6"/>August 2011-May 2013</text:span></text:p>
          </text:list-item>
        </text:list>
        <text:p text:style-name="P5"><text:span text:style-name="T2">Responsible for maintaining the High Point University Libraries’ shelves as well as assisting with Circulation responsibilities.</text:span></text:p>
        <text:p text:style-name="P2"/>
        <text:p text:style-name="P3"/>
        <text:p text:style-name="P3"/>
        <text:p text:style-name="P3"/>
        <text:p text:style-name="Standard"><text:span text:style-name="T1"/></text:p>
        <text:p text:style-name="Standard"><text:soft-page-break/><text:span text:style-name="T1">VOLUNTEER EXPERIENCE</text:span></text:p>
        <text:p text:style-name="Standard"><text:span text:style-name="T1">First Presbyterian Church, </text:span><text:span text:style-name="T2">Pilot Mountain, North Carolina</text:span></text:p>
        <text:list xml:id="list165658101079775" text:continue-numbering="true" text:style-name="WWNum9">
          <text:list-item>
            <text:p text:style-name="P9"><text:span text:style-name="T2">Summer Camp Counselor <text:tab/><text:tab/><text:tab/><text:tab/><text:tab/> <text:s text:c="11"/>2008-Present</text:span></text:p>
          </text:list-item>
        </text:list>
        <text:p text:style-name="Standard"><text:span text:style-name="T2"><text:tab/>Organized annual event and ran programs for elementary school age children. </text:span></text:p>
        <text:p text:style-name="Standard"><text:span text:style-name="T1">Charles H. Stone Memorial Library, </text:span><text:span text:style-name="T2">Pilot Mountain, North Carolina</text:span></text:p>
        <text:list xml:id="list165657576003488" text:continue-numbering="true" text:style-name="WWNum9">
          <text:list-item>
            <text:p text:style-name="P9"><text:span text:style-name="T2">Student Intern<text:tab/><text:tab/><text:tab/><text:tab/><text:tab/><text:tab/><text:tab/> <text:s text:c="15"/>2008-2011</text:span></text:p>
          </text:list-item>
        </text:list>
        <text:p text:style-name="P6"><text:span text:style-name="T2">Worked within Circulation as well as helping to organize ongoing events such as summer and winter reading programs.</text:span></text:p>
        <text:p text:style-name="Standard"><text:span text:style-name="T1">Z. Smith Reynolds Library, </text:span><text:span text:style-name="T2">Winston-Salem, North Carolina</text:span></text:p>
        <text:list xml:id="list165658900855620" text:continue-numbering="true" text:style-name="WWNum9">
          <text:list-item>
            <text:p text:style-name="P9"><text:span text:style-name="T2">Shadowing<text:tab/><text:tab/><text:tab/><text:tab/><text:tab/><text:tab/><text:tab/> <text:s text:c="10"/><text:tab/><text:tab/> 2009</text:span></text:p>
          </text:list-item>
        </text:list>
        <text:p text:style-name="P7"><text:span text:style-name="T2">Shadowed academic library in circulation, cataloging, and administrative areas.</text:span></text:p>
        <text:p text:style-name="P2"/>
        <text:p text:style-name="Standard"><text:span text:style-name="T1">COMPUTER PROFICIENCIES </text:span></text:p>
        <text:p text:style-name="Standard"><text:span text:style-name="T2">Trained in the use of WorldShare Management Services and Illiad Client. Proficient in the use of Microsoft Office as well as limited training in the use of the programming language C++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1" svg:font-family="Wingdings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style:font-name="Calibri" fo:font-size="9.5pt" fo:language="en" fo:country="US" style:letter-kerning="true" style:font-name-asian="Calibri1" style:font-size-asian="9.5pt" style:language-asian="ja" style:country-asian="JP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95959" style:font-name="Calibri" fo:font-size="9.5pt" fo:language="en" fo:country="US" style:letter-kerning="true" style:font-name-asian="Calibri1" style:font-size-asian="9.5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.4in" fo:margin-top="0in" fo:margin-bottom="0.0693in" loext:contextual-spacing="false" fo:text-align="start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false" fo:line-height="85%"/>
      <style:text-properties fo:text-transform="uppercase" fo:color="#858585" style:font-name="Calibri" fo:font-family="Calibri" style:font-family-generic="roman" style:font-pitch="variable" fo:font-size="32pt" style:letter-kerning="true" style:font-name-asian="F" style:font-family-generic-asian="system" style:font-pitch-asian="variable" style:font-size-asian="32pt" style:font-name-complex="F" style:font-family-generic-complex="system" style:font-pitch-complex="variable"/>
    </style:style>
    <style:style style:name="Section_20_Heading" style:display-name="Section Heading" style:family="paragraph" style:parent-style-name="Standard" style:next-style-name="Standard" style:default-outline-level="">
      <style:paragraph-properties fo:margin-top="0.4445in" fo:margin-bottom="0in" loext:contextual-spacing="false" fo:line-height="90%"/>
      <style:text-properties fo:text-transform="uppercase" fo:color="#7f7f7f" style:font-name="Calibri" fo:font-family="Calibri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/>
    </style:style>
    <style:style style:name="List_20_Bullet" style:display-name="List Bullet" style:family="paragraph" style:parent-style-name="Standard" style:default-outline-level=""/>
    <style:style style:name="Subsection" style:family="paragraph" style:parent-style-name="Standard" style:default-outline-level="">
      <style:paragraph-properties fo:margin-top="0in" fo:margin-bottom="0.0835in" loext:contextual-spacing="false"/>
      <style:text-properties fo:color="#000000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0in" fo:margin-right="0in" fo:margin-top="0in" fo:margin-bottom="0in" loext:contextual-spacing="false" fo:text-align="end" style:justify-single-word="false" fo:text-indent="0in" style:auto-text-indent="false"/>
    </style:style>
    <style:style style:name="Date" style:family="paragraph" style:parent-style-name="Standard" style:next-style-name="Standard" style:default-outline-level="">
      <style:paragraph-properties fo:margin-left="0in" fo:margin-right="0.1in" fo:margin-top="0in" fo:margin-bottom="0.0835in" loext:contextual-spacing="false" fo:text-indent="0in" style:auto-text-indent="false"/>
      <style:text-properties fo:color="#000000"/>
    </style:style>
    <style:style style:name="Contact_20_Info" style:display-name="Contact Info" style:family="paragraph" style:parent-style-name="Standard" style:default-outline-level="">
      <style:paragraph-properties fo:margin-top="0in" fo:margin-bottom="0.25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.4in" fo:margin-top="0in" fo:margin-bottom="0.0693in" loext:contextual-spacing="true" fo:text-indent="0in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fo:color="#858585" style:font-name="Calibri" fo:font-family="Calibri" style:font-family-generic="roman" style:font-pitch="variable" fo:font-size="32pt" style:letter-kerning="true" style:font-name-asian="F" style:font-family-generic-asian="system" style:font-pitch-asian="variable" style:font-size-asian="32pt" style:font-name-complex="F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ate_20_Char" style:display-name="Date Char" style:family="text" style:parent-style-name="Default_20_Paragraph_20_Font">
      <style:text-properties fo:color="#000000"/>
    </style:style>
    <style:style style:name="Emphasis" style:family="text" style:parent-style-name="Default_20_Paragraph_20_Font">
      <style:text-properties fo:color="#404040"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1in" fo:margin-left="0.1in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1in" fo:margin-left="0.1in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1in" fo:margin-left="0.1in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0701in" fo:text-indent="-0.0701in" fo:margin-left="0.0701in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1.1in" fo:margin-right="1.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1.1in" fo:margin-right="1.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Page 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e</meta:initial-creator>
    <dc:creator>Cole Gibson</dc:creator>
    <meta:editing-cycles>8</meta:editing-cycles>
    <meta:creation-date>2015-01-12T23:54:00</meta:creation-date>
    <dc:date>2017-02-03T16:56:56.031000000</dc:date>
    <meta:editing-duration>PT15M50S</meta:editing-duration>
    <meta:generator>LibreOffice/5.2.5.1$Windows_x86 LibreOffice_project/0312e1a284a7d50ca85a365c316c7abbf20a4d22</meta:generator>
    <meta:document-statistic meta:table-count="0" meta:image-count="0" meta:object-count="0" meta:page-count="2" meta:paragraph-count="39" meta:word-count="293" meta:character-count="2141" meta:non-whitespace-character-count="17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9194649991</meta:user-defined>
    <meta:template xlink:type="simple" xlink:actuate="onRequest" xlink:title="Resume.dotx" xlink:href=""/>
  </office:meta>
</office:document-meta>
</file>